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ova Cond" svg:font-family="'Arial Nova Cond'" style:font-family-generic="swiss" style:font-pitch="variable"/>
    <style:font-face style:name="Arial1" svg:font-family="Arial" style:font-family-generic="swiss"/>
    <style:font-face style:name="Caladea" svg:font-family="Caladea" style:font-family-generic="roman" style:font-pitch="variable"/>
    <style:font-face style:name="Gabriola" svg:font-family="Gabriola"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15%"/>
      <style:text-properties style:font-name="Arial Nova Cond" officeooo:rsid="00218609" officeooo:paragraph-rsid="00218609"/>
    </style:style>
    <style:style style:name="P2" style:family="paragraph" style:parent-style-name="Text_20_body">
      <style:paragraph-properties fo:margin-top="0.201cm" fo:margin-bottom="0.448cm" style:contextual-spacing="false" fo:break-before="page"/>
      <style:text-properties style:font-name="Caladea" officeooo:paragraph-rsid="00237ad3"/>
    </style:style>
    <style:style style:name="P3" style:family="paragraph" style:parent-style-name="Text_20_body">
      <style:paragraph-properties fo:line-height="115%"/>
      <style:text-properties style:font-name="Caladea" officeooo:paragraph-rsid="00218609"/>
    </style:style>
    <style:style style:name="P4" style:family="paragraph" style:parent-style-name="Text_20_body">
      <style:paragraph-properties fo:line-height="115%"/>
      <style:text-properties style:use-window-font-color="true" loext:opacity="0%" style:font-name="Caladea" officeooo:rsid="00267764" officeooo:paragraph-rsid="00267764"/>
    </style:style>
    <style:style style:name="P5" style:family="paragraph" style:parent-style-name="Text_20_body" style:list-style-name="L1">
      <style:text-properties officeooo:paragraph-rsid="002a15bf"/>
    </style:style>
    <style:style style:name="P6" style:family="paragraph" style:parent-style-name="Text_20_body" style:list-style-name="L1">
      <style:text-properties style:font-name="Caladea" officeooo:rsid="001c6466" officeooo:paragraph-rsid="001c6466"/>
    </style:style>
    <style:style style:name="P7" style:family="paragraph" style:parent-style-name="Text_20_body" style:list-style-name="L2">
      <style:text-properties style:font-name="Caladea" officeooo:rsid="001de050" officeooo:paragraph-rsid="001de050"/>
    </style:style>
    <style:style style:name="P8" style:family="paragraph" style:parent-style-name="Text_20_body" style:list-style-name="L3">
      <style:text-properties style:font-name="Caladea" officeooo:rsid="001fc37c" officeooo:paragraph-rsid="001fc37c"/>
    </style:style>
    <style:style style:name="P9" style:family="paragraph" style:parent-style-name="Text_20_body" style:list-style-name="L4">
      <style:text-properties style:font-name="Caladea" officeooo:rsid="001fc37c" officeooo:paragraph-rsid="001fc37c"/>
    </style:style>
    <style:style style:name="P10" style:family="paragraph" style:parent-style-name="Text_20_body" style:list-style-name="L3">
      <style:text-properties style:font-name="Caladea" officeooo:paragraph-rsid="00237ad3"/>
    </style:style>
    <style:style style:name="P11" style:family="paragraph" style:parent-style-name="Text_20_body" style:list-style-name="L3">
      <style:paragraph-properties fo:margin-top="0.201cm" fo:margin-bottom="0.448cm" style:contextual-spacing="false"/>
      <style:text-properties style:font-name="Caladea" officeooo:paragraph-rsid="00237ad3"/>
    </style:style>
    <style:style style:name="P12" style:family="paragraph" style:parent-style-name="Text_20_body" style:list-style-name="L5">
      <style:text-properties style:font-name="Caladea" officeooo:rsid="00218609" officeooo:paragraph-rsid="00218609"/>
    </style:style>
    <style:style style:name="P13" style:family="paragraph" style:parent-style-name="Text_20_body" style:list-style-name="L6">
      <style:paragraph-properties fo:line-height="115%"/>
      <style:text-properties style:font-name="Caladea" officeooo:rsid="0025145b" officeooo:paragraph-rsid="0025145b"/>
    </style:style>
    <style:style style:name="P14" style:family="paragraph" style:parent-style-name="Text_20_body" style:list-style-name="L1">
      <style:text-properties style:font-name="Caladea" officeooo:paragraph-rsid="002a15bf"/>
    </style:style>
    <style:style style:name="P15" style:family="paragraph" style:parent-style-name="Text_20_body" style:list-style-name="L6">
      <style:paragraph-properties fo:line-height="115%"/>
      <style:text-properties style:use-window-font-color="true" loext:opacity="0%" style:font-name="Caladea" officeooo:rsid="00267764" officeooo:paragraph-rsid="00267764"/>
    </style:style>
    <style:style style:name="P16" style:family="paragraph" style:parent-style-name="Text_20_body" style:list-style-name="L6">
      <style:paragraph-properties fo:line-height="115%"/>
      <style:text-properties style:use-window-font-color="true" loext:opacity="0%" style:font-name="Caladea" officeooo:rsid="0026ddfd" officeooo:paragraph-rsid="0026ddfd"/>
    </style:style>
    <style:style style:name="P17" style:family="paragraph" style:parent-style-name="Text_20_body" style:list-style-name="L6">
      <style:paragraph-properties fo:line-height="115%"/>
      <style:text-properties style:use-window-font-color="true" loext:opacity="0%" style:font-name="Caladea" officeooo:rsid="0027c6e7" officeooo:paragraph-rsid="0027c6e7"/>
    </style:style>
    <style:style style:name="P18" style:family="paragraph" style:parent-style-name="Text_20_body" style:list-style-name="L8">
      <style:text-properties officeooo:paragraph-rsid="002a15bf"/>
    </style:style>
    <style:style style:name="P19" style:family="paragraph" style:parent-style-name="Title">
      <style:text-properties style:font-name="Gabriola" fo:font-size="26pt" officeooo:rsid="001c6466" officeooo:paragraph-rsid="001c6466" style:font-size-asian="26pt" style:font-size-complex="26pt"/>
    </style:style>
    <style:style style:name="T1" style:family="text">
      <style:text-properties officeooo:rsid="00218609"/>
    </style:style>
    <style:style style:name="T2" style:family="text">
      <style:text-properties fo:color="#ff0000" loext:opacity="100%"/>
    </style:style>
    <style:style style:name="T3" style:family="text">
      <style:text-properties fo:color="#ff0000" loext:opacity="100%" officeooo:rsid="00218609"/>
    </style:style>
    <style:style style:name="T4" style:family="text">
      <style:text-properties fo:color="#ff0000" loext:opacity="100%" officeooo:rsid="0024757a"/>
    </style:style>
    <style:style style:name="T5" style:family="text">
      <style:text-properties style:use-window-font-color="true" loext:opacity="0%"/>
    </style:style>
    <style:style style:name="T6" style:family="text">
      <style:text-properties style:use-window-font-color="true" loext:opacity="0%" fo:font-style="italic" fo:font-weight="bold" style:font-style-asian="italic" style:font-weight-asian="bold" style:font-style-complex="italic" style:font-weight-complex="bold"/>
    </style:style>
    <style:style style:name="T7" style:family="text">
      <style:text-properties officeooo:rsid="0026ddfd"/>
    </style:style>
    <style:style style:name="T8" style:family="text">
      <style:text-properties officeooo:rsid="00288b0c"/>
    </style:style>
    <style:style style:name="T9" style:family="text">
      <style:text-properties fo:color="#c9211e" loext:opacity="100%"/>
    </style:style>
    <style:style style:name="T10" style:family="text">
      <style:text-properties fo:color="#c9211e" loext:opacity="100%" officeooo:rsid="00288b0c"/>
    </style:style>
    <style:style style:name="T11" style:family="text">
      <style:text-properties fo:color="#c9211e" loext:opacity="100%" officeooo:rsid="001c6466"/>
    </style:style>
    <style:style style:name="T12" style:family="text">
      <style:text-properties fo:color="#c9211e" loext:opacity="100%" officeooo:rsid="002bed92"/>
    </style:style>
    <style:style style:name="T13" style:family="text">
      <style:text-properties officeooo:rsid="001c6466"/>
    </style:style>
    <style:style style:name="T14" style:family="text">
      <style:text-properties style:font-name="Caladea" officeooo:rsid="001c6466"/>
    </style:style>
    <style:style style:name="T15" style:family="text">
      <style:text-properties style:font-name="Caladea" officeooo:rsid="002a15bf"/>
    </style:style>
    <style:style style:name="T16" style:family="text">
      <style:text-properties officeooo:rsid="002bed9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ctividades Unidad 1: Derecho laboral</text:p>
      <text:list xml:id="list2794419572" text:style-name="L8">
        <text:list-item>
          <text:p text:style-name="P18"><text:span text:style-name="T14">Responde a las siguientes cuestiones de las normas laborales:</text:span></text:p>
        </text:list-item>
      </text:list>
      <text:list xml:id="list3548301945" text:style-name="L1">
        <text:list-item>
          <text:list>
            <text:list-item>
              <text:p text:style-name="P14"><text:span text:style-name="T13">Un convenio colectivo establece que los trabajadores incluidos dentro de su ámbito e aplicación disfrutarán de 25 días naturales de vacaciones al año. Señala si esto sería posible. </text:span><text:span text:style-name="T11">Respuesta:</text:span><text:span text:style-name="T13"> NO, debido a que no cumple con el mínimo de 30 días naturales anuales (-PRINCIPIO DE IRRENUNCIABILIDAD DE DERECHOS-).</text:span></text:p>
            </text:list-item>
            <text:list-item>
              <text:p text:style-name="P14"><text:span text:style-name="T13">Un trabajador realiza una jornada de ocho horas diarias de acuerdo con lo establecido en su contrato. El convenio colectivo de aplicación en su sector fija una jornada de siete horas/día. Indica qué jornada tendría que realizar este trabajador. </text:span><text:span text:style-name="T11">Respuesta: </text:span><text:span text:style-name="T13">¿principio de norma mínima?</text:span></text:p>
            </text:list-item>
            <text:list-item>
              <text:p text:style-name="P14"><text:span text:style-name="T13">Una empresa propone a un trabajador un aumento de sueldo a cambio de una renuncia a uno de dos días de descanso semanal que le corresponden. El trabajador accede. ¿Es correcta su actuación? </text:span><text:span text:style-name="T11">Respuesta:</text:span><text:span text:style-name="T13"> NO es correcta su actuación, según el principio de irrenunciabilidad de derechos, en su caso, no debe renunciar a sus días de descanso semanal, porque seguramente, en su contrato, fijaba el horario que incluía esos dos días semanales de descanso.</text:span></text:p>
            </text:list-item>
            <text:list-item>
              <text:p text:style-name="P14"><text:span text:style-name="T13">Un trabajador firmó su contrato hace tres años. Se estableció que la empresa le pagaría un plus de transporte. Actualmente se está negociando un nuevo convenio aplicable a su sector, y por las noticias que le han llegado a través de delegado de personal, se suprime el derecho a este plus. Señala si conservaría el derecho a percibir esta cantidad y qué principio debe aplicarse.</text:span></text:p>
            </text:list-item>
            <text:list-item>
              <text:p text:style-name="P14"><text:span text:style-name="T13">Una empleada con dos hijos nacidos en parto múltiple solicitó a su empresa el disfrute del doble del tiempo establecido para el permiso de lactancia. La empresa considera que no tiene el derecho al doble del tiempo establecido en el TRET. La trabajadora recurrió al Juzgado de lo Social. ¿Tendrá derecho a una o dos horas de lactancia? </text:span><text:span text:style-name="T12">Respuesta:</text:span><text:span text:style-name="T16"> En caso de parto múltiple la duración del permiso se incrementará proporcionalmente al número de hijos (con dos hijos, se incrementará al doble) pero solo en el caso de disfrutar de una hora de ausencia diaria.</text:span></text:p>
            </text:list-item>
          </text:list>
        </text:list-item>
        <text:list-item>
          <text:p text:style-name="P5"><text:span text:style-name="T15">R</text:span><text:span text:style-name="T14">esponde:</text:span></text:p>
          <text:list>
            <text:list-item>
              <text:p text:style-name="P6">En caso de insolvencia del empresario, qué organismo puede abonar al trabajador los salarios pendientes de pago? <text:span text:style-name="T2">R:</text:span> El organismo FOGASA, (Fondo de Garantía Social), adscrita a la Secretaría General de Empleo.</text:p>
            </text:list-item>
            <text:list-item>
              <text:p text:style-name="P6">Señala las principales funciones de la Inspección de Trabajo. <text:span text:style-name="T9">R:</text:span> funciones: pueden entrar en cualquier momento y sin preaviso, de manera libre, puede realizar cualquier diligencia de investigación o prueba si es necesario, tomar muestras de sustancias, fotografías…</text:p>
            </text:list-item>
          </text:list>
        </text:list-item>
        <text:list-item>
          <text:p text:style-name="P6"><text:soft-page-break/>¿Qué características debe tener una relación de trabajo para ser regulada por el Derecho Laboral? <text:span text:style-name="T4">R:</text:span></text:p>
        </text:list-item>
      </text:list>
      <text:list xml:id="list537055798" text:style-name="L2">
        <text:list-item>
          <text:p text:style-name="P7">Personal: el trabajo debe ser realizado por el propio trabajador y no por otra persona.</text:p>
        </text:list-item>
        <text:list-item>
          <text:p text:style-name="P7">Voluntariado: el trabajador firma libremente</text:p>
        </text:list-item>
        <text:list-item>
          <text:p text:style-name="P7">Trabajo por cuenta ajena: los resultados del trabajador no son propios, sino que son del empresario.</text:p>
        </text:list-item>
        <text:list-item>
          <text:p text:style-name="P7">Trabajo dependiente: sólo ocupa del trabajo bajo el mando del empresario.</text:p>
        </text:list-item>
        <text:list-item>
          <text:p text:style-name="P7">Trabajo retribuido o productivo: el trabajador presta sus servicios a cambio de una retribución, el salario.</text:p>
        </text:list-item>
      </text:list>
      <text:list xml:id="list3323780866" text:style-name="L3">
        <text:list-item>
          <text:p text:style-name="P8">Señala las tres libertades que proclama la Unión Europea y pon un ejemplo de cada una. <text:span text:style-name="T4">R:</text:span></text:p>
        </text:list-item>
      </text:list>
      <text:list xml:id="list2858754939" text:style-name="L4">
        <text:list-item>
          <text:list>
            <text:list-item>
              <text:p text:style-name="P9">Libertad de circulación de trabajadores</text:p>
            </text:list-item>
            <text:list-item>
              <text:p text:style-name="P9">Libertad de prestación de servicios</text:p>
            </text:list-item>
            <text:list-item>
              <text:p text:style-name="P9">Libertad de establecimiento.</text:p>
            </text:list-item>
          </text:list>
        </text:list-item>
      </text:list>
      <text:list xml:id="list231443477664360" text:continue-list="list3323780866" text:style-name="L3">
        <text:list-item>
          <text:p text:style-name="P10"><text:span text:style-name="T1">¿Qué es la jurisprudencia? ¿Qué Tribunal la emite? </text:span><text:span text:style-name="T3">R:</text:span><text:span text:style-name="T1"> </text:span>es un conjunto de decisiones y sentencias emitidas que crean una pauta para solucionar problemas jurídicos semejantes. <text:span text:style-name="T1">La emite el Tribunal Supremo.</text:span></text:p>
        </text:list-item>
      </text:list>
      <text:p text:style-name="P2"/>
      <text:list xml:id="list231442867386915" text:continue-numbering="true" text:style-name="L3">
        <text:list-item>
          <text:p text:style-name="P11"><text:span text:style-name="T1">Señala cinco derechos de los trabajadores recogidos en la Constitución Española. </text:span><text:span text:style-name="T4">R:</text:span> </text:p>
        </text:list-item>
      </text:list>
      <text:list xml:id="list3265306928" text:style-name="L5">
        <text:list-item>
          <text:list>
            <text:list-item>
              <text:p text:style-name="P12">Derecho al trabajo y libre de profesión u oficio.</text:p>
            </text:list-item>
            <text:list-item>
              <text:p text:style-name="P12">Negociación colectiva.</text:p>
            </text:list-item>
            <text:list-item>
              <text:p text:style-name="P12">Derecho a la huelga</text:p>
            </text:list-item>
            <text:list-item>
              <text:p text:style-name="P12">Adopción de medidas de conflicto colectivo.</text:p>
            </text:list-item>
            <text:list-item>
              <text:p text:style-name="P12">Derecho de participación en la empresa.</text:p>
            </text:list-item>
          </text:list>
        </text:list-item>
      </text:list>
      <text:p text:style-name="P3"/>
      <text:list xml:id="list3215777988" text:style-name="L6">
        <text:list-item>
          <text:p text:style-name="P13">Explica qué significa el deber de no concurrir con la actividad de la empresa y pon un ejemplo. <text:span text:style-name="T2">R: </text:span><text:span text:style-name="T5">lo explicaré con el siguiente ejemplo; un trabajador del sector de la hostelería y restauración (que trabaja en un restaurante) prestando sus servicios <text:s/>no puede realizar exactamente ese mismo servicio en otra empresa del mismo sector, ni siendo autónomo. </text:span><text:span text:style-name="T6">Lo que sí puede hacer</text:span><text:span text:style-name="T5"> es trabajar en un restaurante y, en su tiempo que tenga, dedicarse a ser un monitor de campamento, siguiendo ese ejemplo.</text:span></text:p>
        </text:list-item>
        <text:list-item>
          <text:p text:style-name="P13"><text:span text:style-name="T5">Señala el orden jerárquico, de mayor a menor rango, de las siguientes fuentes del Derecho: </text:span><text:span text:style-name="T2">R:</text:span></text:p>
          <text:list>
            <text:list-item>
              <text:p text:style-name="P15">La constitución Española de 6 de diciembre de 1978.</text:p>
            </text:list-item>
            <text:list-item>
              <text:p text:style-name="P15">Directiva 89/391 de Seguridad de la Unión Europea.</text:p>
            </text:list-item>
            <text:list-item>
              <text:p text:style-name="P15">Real Decreto Legislativo de 1/1995, de 24 de marzo por el que se aprueba el Texto Refundido de la Ley del Estatuto de los Trabajadores.</text:p>
            </text:list-item>
            <text:list-item>
              <text:p text:style-name="P15">Convenio nº35 celebrado con la Organización Internacional del Trabajo.</text:p>
            </text:list-item>
            <text:list-item>
              <text:p text:style-name="P15">Convenio Colectivo de Siderometalurgia.</text:p>
            </text:list-item>
            <text:list-item>
              <text:p text:style-name="P15">Contrato de trabajo.</text:p>
            </text:list-item>
          </text:list>
        </text:list-item>
      </text:list>
      <text:p text:style-name="P4"/>
      <text:list xml:id="list231441910619561" text:continue-numbering="true" text:style-name="L6">
        <text:list-item>
          <text:p text:style-name="P15">Indica si se trata de una relación laboral, relación especial o relación excluida del Derecho Laboral:</text:p>
          <text:list>
            <text:list-item>
              <text:p text:style-name="P15">Miguel es un agente comercial y asume el riesgo de todas las operaciones mercantiles. <text:span text:style-name="T10">R:</text:span><text:span text:style-name="T8"> </text:span><text:span text:style-name="T7">Es una relación excluida</text:span></text:p>
            </text:list-item>
            <text:list-item>
              <text:p text:style-name="P16">Jaime trabaja de mensajero para una empresa de distribución alimenticia. <text:span text:style-name="T10">R: </text:span>Relación laboral – trabajo por cuenta ajena.</text:p>
            </text:list-item>
            <text:list-item>
              <text:p text:style-name="P16">María, oficial de laboratorio, tiene un contrato de trabajo temporal con una empresa farmacéutica. <text:span text:style-name="T10">R:</text:span><text:span text:style-name="T8"> Trabajo retribuido</text:span></text:p>
            </text:list-item>
            <text:list-item>
              <text:p text:style-name="P17">Miguel es actor profesional. <text:span text:style-name="T10">R:</text:span><text:span text:style-name="T8"> Relación laboral especial.</text:span></text:p>
            </text:list-item>
            <text:list-item>
              <text:p text:style-name="P17">Alba es voluntaria de una ONG. <text:span text:style-name="T10">R:</text:span><text:span text:style-name="T8"> Voluntariado (voluntariedad).</text:span></text:p>
            </text:list-item>
            <text:list-item>
              <text:p text:style-name="P17"><text:soft-page-break/>Alfredo es funcionario de la Consejería de Educación. <text:span text:style-name="T10">R:</text:span><text:span text:style-name="T8"> Relación excluida</text:span></text:p>
            </text:list-item>
            <text:list-item>
              <text:p text:style-name="P17">Diego ayudó a su vecino y realizaron un pequeño invernadero. <text:span text:style-name="T10">R:</text:span><text:span text:style-name="T8"> Relación excluida</text:span> </text:p>
            </text:list-item>
            <text:list-item>
              <text:p text:style-name="P17">Patricia tiene un contrato indefinido con la empresa “Enseres Canarias, S.L.”. <text:span text:style-name="T10">R:</text:span><text:span text:style-name="T8"> Trabajo por cuenta ajena.</text:span></text:p>
            </text:list-item>
            <text:list-item>
              <text:p text:style-name="P17">Carlos convive con su abuelo y trabaja en la empresa familiar de éste. <text:span text:style-name="T10">R:</text:span><text:span text:style-name="T8"> Relación excluida.</text:span></text:p>
            </text:list-item>
            <text:list-item>
              <text:p text:style-name="P17">María actúa únicamente como consejera del Consejo de Administración de una Sociedad. <text:span text:style-name="T10">R:</text:span><text:span text:style-name="T8"> Relación excluida.</text:span></text:p>
            </text:list-item>
          </text:list>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ova Cond" svg:font-family="'Arial Nova Cond'" style:font-family-generic="swiss" style:font-pitch="variable"/>
    <style:font-face style:name="Arial1" svg:font-family="Arial" style:font-family-generic="swiss"/>
    <style:font-face style:name="Caladea" svg:font-family="Caladea" style:font-family-generic="roman" style:font-pitch="variable"/>
    <style:font-face style:name="Gabriola" svg:font-family="Gabriola" style:font-family-generic="decorativ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7T14:54:07.157000000</meta:creation-date>
    <dc:date>2021-09-29T23:14:41.162000000</dc:date>
    <meta:editing-duration>PT42M7S</meta:editing-duration>
    <meta:editing-cycles>6</meta:editing-cycles>
    <meta:generator>LibreOffice/7.2.1.2$Windows_X86_64 LibreOffice_project/87b77fad49947c1441b67c559c339af8f3517e22</meta:generator>
    <meta:document-statistic meta:table-count="0" meta:image-count="0" meta:object-count="0" meta:page-count="4" meta:paragraph-count="46" meta:word-count="950" meta:character-count="5786" meta:non-whitespace-character-count="4923"/>
  </office:meta>
</office:document-meta>
</file>